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d228" officeooo:paragraph-rsid="000cd228"/>
    </style:style>
    <style:style style:name="P2" style:family="paragraph" style:parent-style-name="Text_20_body">
      <style:text-properties officeooo:rsid="000e9eff" officeooo:paragraph-rsid="000e9eff"/>
    </style:style>
    <style:style style:name="P3" style:family="paragraph" style:parent-style-name="Text_20_body">
      <style:text-properties officeooo:rsid="000fd0ac" officeooo:paragraph-rsid="000fd0ac"/>
    </style:style>
    <style:style style:name="P4" style:family="paragraph" style:parent-style-name="Text_20_body">
      <style:text-properties officeooo:rsid="000fd0ac" officeooo:paragraph-rsid="000fd0ac"/>
    </style:style>
    <style:style style:name="T1" style:family="text">
      <style:text-properties officeooo:rsid="001191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tes</text:h>
      <text:p text:style-name="P1">Remove objToMove</text:p>
      <text:p text:style-name="P1">check the size of objects at collide</text:p>
      <text:p text:style-name="P2">in collide, the for loop replaces the values in collide since the next object is not colliding</text:p>
      <text:p text:style-name="P3">stop player locking up in collide direction on collide <text:span text:style-name="T1">event</text:span></text:p>
      <text:p text:style-name="P3">$ORIG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13:25.143885308</meta:creation-date>
    <dc:date>2019-01-24T13:08:23.886127234</dc:date>
    <meta:editing-duration>PT1H58M5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8" meta:character-count="218" meta:non-whitespace-character-count="186"/>
  </office:meta>
</office:document-meta>
</file>